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justify" fo:margin-top="0.277in" fo:margin-bottom="0.277in" fo:line-height="200%"/>
      <style:text-properties style:font-name="Arial"/>
    </style:style>
    <style:style style:name="P7" style:parent-style-name="Standard" style:family="paragraph">
      <style:paragraph-properties fo:text-align="justify" fo:margin-top="0.277in" fo:margin-bottom="0.277in" fo:line-height="200%"/>
      <style:text-properties style:font-name="Arial"/>
    </style:style>
    <style:style style:name="P8" style:parent-style-name="Standard" style:family="paragraph">
      <style:paragraph-properties fo:text-align="justify" fo:margin-top="0.277in" fo:margin-bottom="0.277in" fo:line-height="200%"/>
      <style:text-properties style:font-name="Arial"/>
    </style:style>
    <style:style style:name="P9" style:parent-style-name="Standard" style:family="paragraph">
      <style:paragraph-properties fo:text-align="justify" fo:margin-top="0.277in" fo:margin-bottom="0.277in" fo:line-height="200%"/>
      <style:text-properties style:font-name="Arial"/>
    </style:style>
    <style:style style:name="P10" style:parent-style-name="Standard" style:family="paragraph">
      <style:paragraph-properties fo:text-align="justify" fo:margin-top="0.277in" fo:margin-bottom="0.277in" fo:line-height="200%"/>
      <style:text-properties style:font-name="Arial"/>
    </style:style>
    <style:style style:name="P11" style:parent-style-name="Standard" style:family="paragraph">
      <style:paragraph-properties fo:text-align="justify" fo:margin-top="0.277in" fo:margin-bottom="0.277in" fo:line-height="200%"/>
      <style:text-properties style:font-name="Arial"/>
    </style:style>
    <style:style style:name="P12" style:parent-style-name="Standard" style:family="paragraph">
      <style:paragraph-properties fo:text-align="justify" fo:margin-top="0.277in" fo:margin-bottom="0.277in" fo:line-height="200%"/>
      <style:text-properties style:font-name="Arial"/>
    </style:style>
    <style:style style:name="P13" style:parent-style-name="Standard" style:family="paragraph">
      <style:paragraph-properties fo:text-align="justify" fo:margin-top="0.277in" fo:margin-bottom="0.277in" fo:line-height="200%"/>
      <style:text-properties style:font-name="Arial"/>
    </style:style>
    <style:style style:name="P14" style:parent-style-name="Standard" style:family="paragraph">
      <style:paragraph-properties fo:text-align="justify" fo:margin-top="0.277in" fo:margin-bottom="0.277in" fo:line-height="200%"/>
      <style:text-properties style:font-name="Arial"/>
    </style:style>
    <style:style style:name="P15" style:parent-style-name="Standard" style:family="paragraph">
      <style:paragraph-properties fo:text-align="justify" fo:margin-top="0.277in" fo:margin-bottom="0.277in" fo:line-height="200%"/>
      <style:text-properties style:font-name="Arial"/>
    </style:style>
    <style:style style:name="P16" style:parent-style-name="Standard" style:family="paragraph">
      <style:paragraph-properties fo:text-align="justify" fo:margin-top="0.277in" fo:margin-bottom="0.277in" fo:line-height="200%"/>
      <style:text-properties style:font-name="Arial"/>
    </style:style>
    <style:style style:name="P17" style:parent-style-name="Standard" style:family="paragraph">
      <style:paragraph-properties fo:text-align="justify" fo:margin-top="0.277in" fo:margin-bottom="0.277in" fo:line-height="200%"/>
      <style:text-properties style:font-name="Arial"/>
    </style:style>
    <style:style style:name="P18" style:parent-style-name="Standard" style:family="paragraph">
      <style:paragraph-properties fo:text-align="justify" fo:margin-top="0.277in" fo:margin-bottom="0.277in" fo:line-height="200%"/>
      <style:text-properties style:font-name="Arial"/>
    </style:style>
    <style:style style:name="P19" style:parent-style-name="Standard" style:family="paragraph">
      <style:paragraph-properties fo:text-align="justify" fo:margin-top="0.277in" fo:margin-bottom="0.277in" fo:line-height="200%"/>
    </style:style>
    <style:style style:name="T20" style:parent-style-name="Fuentedepárrafopredeter." style:family="text">
      <style:text-properties style:font-name="Arial"/>
    </style:style>
    <style:style style:name="T21" style:parent-style-name="Fuentedepárrafopredeter." style:family="text">
      <style:text-properties style:font-name="Arial"/>
    </style:style>
  </office:automatic-styles>
  <office:body>
    <office:text text:use-soft-page-breaks="true">
      <text:p text:style-name="P1"/>
      <text:p text:style-name="P2">DESAFIO N 8<text:s/>NODEJS<text:s/>– RODRIGO ECHARREN</text:p>
      <text:p text:style-name="P3"/>
      <text:p text:style-name="P4"/>
      <text:p text:style-name="P5"/>
      <text:list text:style-name="LFO1" text:continue-numbering="true">
        <text:list-item>
          <text:p text:style-name="P6">¿Que entiende por protocolo HTTP?</text:p>
        </text:list-item>
      </text:list>
      <text:p text:style-name="P7">Es el protocolo utilizado para la comunicación entre aplicaciones web y servidores. Por medio de peticiones<text:s/>por url<text:s/>permite el intercambio de recursos como por ejemplo documentos html para renderizar en un navegador como así también datos almacenados en Bases de datos, imágenes, etc.<text:s/></text:p>
      <text:list text:style-name="LFO1" text:continue-numbering="true">
        <text:list-item>
          <text:p text:style-name="P8">¿Que entiende por la arquitectura de software REST?</text:p>
        </text:list-item>
      </text:list>
      <text:p text:style-name="P9">Es una forma de programar que utiliza el protocolo HTTP y facilita el<text:s/>intercambio de información entre cliente y servidor a través de los 4 verbos principales que son:<text:s/></text:p>
      <text:p text:style-name="P10">GET: obtiene un recurso</text:p>
      <text:p text:style-name="P11">POST: crea un recurso en la base de datos</text:p>
      <text:p text:style-name="P12">PUT: modifica un recurso creado anteriormente.</text:p>
      <text:p text:style-name="P13">DELETE: elimina un recurso existente.</text:p>
      <text:list text:style-name="LFO1" text:continue-numbering="true">
        <text:list-item>
          <text:p text:style-name="P14"><text:s/>¿A que nos referimos cuando hablamos de API RESTful o RESTful ?</text:p>
        </text:list-item>
      </text:list>
      <text:p text:style-name="P15">Se denomina así a un servicio web o aplicación que implementa la arquitectura Rest.</text:p>
      <text:list text:style-name="LFO1" text:continue-numbering="true">
        <text:list-item>
          <text:p text:style-name="P16">Desarrolle el principio REST de cliente-servidor.</text:p>
        </text:list-item>
      </text:list>
      <text:soft-page-break/>
      <text:p text:style-name="P17">Se destacan el cliente (que puede ser un navegador por ej. Chrome) y un servidor (que es un programa corriendo y escuchando peticiones en alguna computadora<text:s/>que pueda ser accedida por internet o localmente). Tanto cliente como servidor están separados entre sí y se comunican bajo el protocolo Http mediante peticiones<text:s/>y verbos (GET, POST,PUT,DELETE). Cuando el servidor recibe estas peticiones las procesa, realiza su lógica interna, si es necesario se comunica con la base de datos para obtener, crear, editar o eliminar registros. Por último el servidor retorna hacia el cliente el recurso solicitado, este puede ser html, información en formato Json, etc. El cliente procesa esa información con su lógica interna para finalmente renderizar lo que corresponda al usuario.</text:p>
      <text:list text:style-name="LFO1" text:continue-numbering="true">
        <text:list-item>
          <text:p text:style-name="P18">¿Que es el formato JSON y que utilidad nos brinda como desarrolladores?</text:p>
        </text:list-item>
      </text:list>
      <text:p text:style-name="P19"><text:span text:style-name="T20">El formato JSON es una forma de ordenar información para ser enviada y/o recibida entre distintas aplicaciones. Cada dato es expresado mediante una clave y su valor, por ejemplo; “edad” : 20. Los valores pueden ser String, numéricos, booleanos, listas, objetos, etc.</text:span><text:span text:style-name="T21"><text:line-break/>La principal utilidad que nos brinda como desarrolladores es que no importa en qué lenguaje estén creados, tanto cliente como servidor, estos van a poder comunicarse de igual manera. Es decir que es independiente del lenguaje de program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dry</meta:initial-creator>
    <dc:creator>rodrybersuit@gmail.com</dc:creator>
    <meta:creation-date>2022-10-06T09:26:00Z</meta:creation-date>
    <dc:date>2022-11-24T15:55:00Z</dc:date>
    <meta:template xlink:href="Normal" xlink:type="simple"/>
    <meta:editing-cycles>1</meta:editing-cycles>
    <meta:editing-duration>PT8880S</meta:editing-duration>
    <meta:document-statistic meta:page-count="2" meta:paragraph-count="4" meta:word-count="352" meta:character-count="2286" meta:row-count="16" meta:non-whitespace-character-count="1938"/>
  </office:meta>
</office:document-meta>
</file>